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itka Text1" svg:font-family="'Sitka Text'" style:font-adornments="Text Italic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tka Text" svg:font-family="'Sitka Text'" style:font-adornments="Text Italic" style:font-pitch="variable"/>
    <style:font-face style:name="Sitka Text Semibold" svg:font-family="'Sitka Text Semi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itka Text Semibold"/>
    </style:style>
    <style:style style:name="P2" style:family="paragraph" style:parent-style-name="Heading_20_3">
      <style:text-properties style:font-name="Sitka Text Semi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T1" style:family="text">
      <style:text-properties style:font-name-asian="Sitka Text1" style:font-name-complex="Sitka Text1"/>
    </style:style>
    <style:style style:name="T2" style:family="text">
      <style:text-properties style:font-name="Sitka Text Semibold"/>
    </style:style>
    <style:style style:name="T3" style:family="text">
      <style:text-properties style:font-name="Sitka Text Semibold" style:font-name-asian="Sitka Text1" style:font-name-complex="Sitka Text1"/>
    </style:style>
    <style:style style:name="T4" style:family="text">
      <style:text-properties style:font-name="Sitka Text Semi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2"><text:s/>Q. </text:span><text:span text:style-name="T2">What is the difference between OOP and POP?</text:span> </text:h>
      <text:h text:style-name="Heading_20_3" text:outline-level="3"><text:span text:style-name="T2">-</text:span><text:span text:style-name="T3">›</text:span><text:span text:style-name="T2"> <text:s/>Concepts in Procedural Oriented Programming (POP)</text:span></text:h>
      <text:list xml:id="list7912658728997297878" text:style-name="L1">
        <text:list-item>
          <text:p text:style-name="P5"><text:span text:style-name="Strong_20_Emphasis"><text:span text:style-name="T2">Procedure/Function</text:span></text:span></text:p>
        </text:list-item>
        <text:list-item>
          <text:p text:style-name="P5"><text:span text:style-name="Strong_20_Emphasis"><text:span text:style-name="T2">Modularity</text:span></text:span></text:p>
        </text:list-item>
        <text:list-item>
          <text:p text:style-name="P5"><text:span text:style-name="Strong_20_Emphasis"><text:span text:style-name="T2">Top-Down Design</text:span></text:span></text:p>
        </text:list-item>
        <text:list-item>
          <text:p text:style-name="P5"><text:span text:style-name="Strong_20_Emphasis"><text:span text:style-name="T2">Control Structures</text:span></text:span><text:span text:style-name="T2">:</text:span></text:p>
          <text:list>
            <text:list-item>
              <text:p text:style-name="P5"><text:span text:style-name="Strong_20_Emphasis"><text:span text:style-name="T2">Sequential Execution</text:span></text:span><text:span text:style-name="T2">: Executing statements in a linear order.</text:span></text:p>
            </text:list-item>
            <text:list-item>
              <text:p text:style-name="P5"><text:span text:style-name="Strong_20_Emphasis"><text:span text:style-name="T2">Selection Statements</text:span></text:span><text:span text:style-name="T2">: Using </text:span><text:span text:style-name="Source_20_Text"><text:span text:style-name="T2">if</text:span></text:span><text:span text:style-name="T2">, </text:span><text:span text:style-name="Source_20_Text"><text:span text:style-name="T2">else</text:span></text:span><text:span text:style-name="T2">, </text:span><text:span text:style-name="Source_20_Text"><text:span text:style-name="T2">switch</text:span></text:span><text:span text:style-name="T2"> to make decisions.</text:span></text:p>
            </text:list-item>
            <text:list-item>
              <text:p text:style-name="P5"><text:span text:style-name="Strong_20_Emphasis"><text:span text:style-name="T2">Iteration Statements</text:span></text:span><text:span text:style-name="T2">: Using loops like </text:span><text:span text:style-name="Source_20_Text"><text:span text:style-name="T2">for</text:span></text:span><text:span text:style-name="T2">, </text:span><text:span text:style-name="Source_20_Text"><text:span text:style-name="T2">while</text:span></text:span><text:span text:style-name="T2">, and </text:span><text:span text:style-name="Source_20_Text"><text:span text:style-name="T2">do-while</text:span></text:span><text:span text:style-name="T2"> to repeat actions.</text:span></text:p>
            </text:list-item>
          </text:list>
        </text:list-item>
        <text:list-item>
          <text:p text:style-name="P5"><text:span text:style-name="Strong_20_Emphasis"><text:span text:style-name="T2">Global and Local Variables</text:span></text:span></text:p>
        </text:list-item>
        <text:list-item>
          <text:p text:style-name="P5"><text:span text:style-name="Strong_20_Emphasis"><text:span text:style-name="T2">Data Structures</text:span></text:span></text:p>
        </text:list-item>
        <text:list-item>
          <text:p text:style-name="P5"><text:span text:style-name="Strong_20_Emphasis"><text:span text:style-name="T2">Recursion</text:span></text:span></text:p>
        </text:list-item>
        <text:list-item>
          <text:p text:style-name="P3"><text:span text:style-name="Strong_20_Emphasis"><text:span text:style-name="T2">Input/Output Handling</text:span></text:span></text:p>
        </text:list-item>
      </text:list>
      <text:h text:style-name="P2" text:outline-level="3"><text:s text:c="2"/>-<text:span text:style-name="T1">› <text:s text:c="2"/></text:span>Concepts in Object Oriented Programming (OOP)</text:h>
      <text:list xml:id="list7537915211739461673" text:style-name="L2">
        <text:list-item>
          <text:p text:style-name="P6"><text:span text:style-name="Strong_20_Emphasis"><text:span text:style-name="T2">Class</text:span></text:span><text:span text:style-name="T2"> &amp; </text:span><text:span text:style-name="Strong_20_Emphasis"><text:span text:style-name="T2">Object</text:span></text:span></text:p>
        </text:list-item>
        <text:list-item>
          <text:p text:style-name="P6"><text:span text:style-name="Strong_20_Emphasis"><text:span text:style-name="T2">Encapsulation</text:span></text:span></text:p>
        </text:list-item>
        <text:list-item>
          <text:p text:style-name="P6"><text:span text:style-name="Strong_20_Emphasis"><text:span text:style-name="T2">Inheritance</text:span></text:span></text:p>
        </text:list-item>
        <text:list-item>
          <text:p text:style-name="P6"><text:span text:style-name="Strong_20_Emphasis"><text:span text:style-name="T2">Polymorphism</text:span></text:span></text:p>
        </text:list-item>
        <text:list-item>
          <text:p text:style-name="P6"><text:span text:style-name="Strong_20_Emphasis"><text:span text:style-name="T2">Abstraction</text:span></text:span></text:p>
        </text:list-item>
        <text:list-item>
          <text:p text:style-name="P6"><text:span text:style-name="Strong_20_Emphasis"><text:span text:style-name="T2">Message Passing</text:span></text:span></text:p>
        </text:list-item>
        <text:list-item>
          <text:p text:style-name="P6"><text:span text:style-name="Strong_20_Emphasis"><text:span text:style-name="T2">Constructor and Destructor</text:span></text:span></text:p>
        </text:list-item>
        <text:list-item>
          <text:p text:style-name="P6"><text:span text:style-name="Strong_20_Emphasis"><text:span text:style-name="T2">Interfaces and Abstract Classes</text:span></text:span></text:p>
        </text:list-item>
        <text:list-item>
          <text:p text:style-name="P6"><text:span text:style-name="Strong_20_Emphasis"><text:span text:style-name="T2">friend function and inline function</text:span></text:span></text:p>
        </text:list-item>
        <text:list-item>
          <text:p text:style-name="P4"><text:span text:style-name="Strong_20_Emphasis"><text:span text:style-name="T2">Composition</text:span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itka Text1" svg:font-family="'Sitka Text'" style:font-adornments="Text Italic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tka Text" svg:font-family="'Sitka Text'" style:font-adornments="Text Italic" style:font-pitch="variable"/>
    <style:font-face style:name="Sitka Text Semibold" svg:font-family="'Sitka Text Semi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23T12:09:17.48</meta:creation-date>
    <dc:date>2024-12-23T12:18:20.25</dc:date>
    <meta:editing-duration>PT8M1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24" meta:word-count="110" meta:character-count="711"/>
  </office:meta>
</office:document-meta>
</file>